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8cm" style:page-number="auto" table:align="margins"/>
    </style:style>
    <style:style style:name="Таблица1.A" style:family="table-column">
      <style:table-column-properties style:column-width="2.944cm" style:rel-column-width="10715*"/>
    </style:style>
    <style:style style:name="Таблица1.B" style:family="table-column">
      <style:table-column-properties style:column-width="15.057cm" style:rel-column-width="54820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>
      <style:text-properties fo:language="en" fo:country="GB" fo:font-weight="bold" style:font-weight-asian="bold" style:font-size-complex="14pt"/>
    </style:style>
    <style:style style:name="P8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background-color="transparent" style:font-size-asian="18pt"/>
    </style:style>
    <style:style style:name="T3" style:family="text">
      <style:text-properties fo:color="#0000ff" fo:language="en" fo:country="US" fo:background-color="transparent" style:font-size-complex="14pt"/>
    </style:style>
    <style:style style:name="T4" style:family="text">
      <style:text-properties fo:language="en" fo:country="GB"/>
    </style:style>
    <style:style style:name="T5" style:family="text">
      <style:text-properties fo:language="en" fo:country="GB" style:font-size-complex="14pt"/>
    </style:style>
    <style:style style:name="T6" style:family="text">
      <style:text-properties fo:language="en" fo:country="GB" fo:font-weight="bold" style:font-weight-asian="bold" style:font-size-complex="14pt"/>
    </style:style>
    <style:style style:name="T7" style:family="text">
      <style:text-properties fo:language="en" fo:country="GB" fo:background-color="transparent" style:font-size-complex="14pt"/>
    </style:style>
    <style:style style:name="T8" style:family="text">
      <style:text-properties fo:language="en" fo:country="US" style:font-size-complex="14pt"/>
    </style:style>
    <style:style style:name="T9" style:family="text">
      <style:text-properties fo:language="en" fo:country="US" fo:background-color="transparent" style:font-size-complex="14pt"/>
    </style:style>
    <style:style style:name="T10" style:family="text">
      <style:text-properties fo:color="#000000" fo:language="en" fo:country="GB" fo:background-color="transparent" style:font-size-complex="14pt"/>
    </style:style>
    <style:style style:name="T11" style:family="text">
      <style:text-properties fo:color="#000000" fo:language="en" fo:country="US" fo:background-color="transparent" style:font-size-complex="14pt"/>
    </style:style>
    <style:style style:name="T12" style:family="text">
      <style:text-properties style:use-window-font-color="true" fo:language="en" fo:country="GB" fo:font-weight="bold" fo:background-color="transparent" style:font-weight-asian="bold" style:font-size-complex="14pt"/>
    </style:style>
    <style:style style:name="T13" style:family="text">
      <style:text-properties style:use-window-font-color="true" fo:language="en" fo:country="GB" fo:background-color="transparent" style:font-size-complex="14pt"/>
    </style:style>
    <style:style style:name="T14" style:family="text">
      <style:text-properties style:use-window-font-color="true" fo:language="en" fo:country="US" fo:background-color="transparent" style:font-size-complex="14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tex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82cm" style:rel-width="scale" svg:height="0.85cm" style:rel-height="scale" draw:z-index="0"><draw:image xlink:href="../../odt_eng/images/0029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First-order inertial element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2.35cm" style:rel-width="scale" svg:height="1.431cm" style:rel-height="scale" draw:z-index="0"><draw:image xlink:href="../../odt_eng/images/0029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5">The unit </text:span></text:span><text:span text:style-name="Основной_20_шрифт_20_абзаца"><text:span text:style-name="T6">is</text:span></text:span><text:span text:style-name="Основной_20_шрифт_20_абзаца"><text:span text:style-name="T5"> </text:span></text:span><text:span text:style-name="Основной_20_шрифт_20_абзаца"><text:span text:style-name="T6">vectorized </text:span></text:span><text:span text:style-name="Основной_20_шрифт_20_абзаца"><text:span text:style-name="T5">and</text:span></text:span><text:span text:style-name="Основной_20_шрифт_20_абзаца"><text:span text:style-name="T10"> </text:span></text:span><text:span text:style-name="Основной_20_шрифт_20_абзаца"><text:span text:style-name="T11">implements</text:span></text:span><text:span text:style-name="Основной_20_шрифт_20_абзаца"><text:span text:style-name="T10"> </text:span></text:span><text:span text:style-name="Основной_20_шрифт_20_абзаца"><text:span text:style-name="T5">a mathematical model of the </text:span></text:span><text:span text:style-name="Основной_20_шрифт_20_абзаца"><text:span text:style-name="T11">element</text:span></text:span><text:span text:style-name="Основной_20_шрифт_20_абзаца"><text:span text:style-name="T5">, which dynamics can be described via a linear ordinary differential equation (ODE) as follows:</text:span></text:span></text:p>
            <text:p text:style-name="P5"><draw:frame draw:style-name="fr2" draw:name="1" text:anchor-type="as-char" svg:width="5.509cm" style:rel-width="scale" svg:height="1.24cm" style:rel-height="scale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Основной_20_шрифт_20_абзаца"><text:span text:style-name="T5">,</text:span></text:span></text:p>
            <text:p text:style-name="Text_20_body"><text:span text:style-name="Основной_20_шрифт_20_абзаца"><text:span text:style-name="T5">where</text:span></text:span><text:span text:style-name="Основной_20_шрифт_20_абзаца"><text:span text:style-name="T5"><draw:frame draw:style-name="fr3" draw:name="Объект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is for the i-th element of input signal to the unit,</text:span></text:span><text:span text:style-name="Основной_20_шрифт_20_абзаца"><text:span text:style-name="T5"><draw:frame draw:style-name="fr3" draw:name="Объект6" text:anchor-type="as-char" svg:width="0.64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5">is for an element of constant time vector, </text:span></text:span><draw:frame draw:style-name="fr2" draw:name="4" text:anchor-type="as-char" svg:width="0.697cm" style:rel-width="scale" svg:height="0.621cm" style:rel-height="scale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text:span text:style-name="Основной_20_шрифт_20_абзаца"><text:span text:style-name="T5">is an element of the amplification factors vector, </text:span></text:span><draw:frame draw:style-name="fr2" draw:name="5" text:anchor-type="as-char" svg:width="1.3cm" style:rel-width="scale" svg:height="0.649cm" style:rel-height="scale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Основной_20_шрифт_20_абзаца"><text:span text:style-name="T5">is for an element of the unit output signal.</text:span></text:span></text:p>
            <text:p text:style-name="P6">In case of zero initial conditions the dynamics of the unit can be represented via the following transfer function:</text:p>
            <text:p text:style-name="P5"><draw:frame draw:style-name="fr2" draw:name="6" text:anchor-type="as-char" svg:width="3.268cm" style:rel-width="scale" svg:height="1.168cm" style:rel-height="scale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Основной_20_шрифт_20_абзаца"><text:span text:style-name="T5">(first-order aperiodicity),</text:span></text:span></text:p>
            <text:p text:style-name="P6">that is why the pictogram of the unit has a view of the transfer function of first-order aperiodic circuit.</text:p>
            <text:p text:style-name="P6">The dimensions of input, output and vector of the factors signals shall coincide.</text:p>
            <text:p text:style-name="Text_20_body"><text:span text:style-name="Основной_20_шрифт_20_абзаца"><text:span text:style-name="T6">Mandatory condition:</text:span></text:span><text:span text:style-name="Основной_20_шрифт_20_абзаца"><text:span text:style-name="T5"> </text:span></text:span><text:span text:style-name="Основной_20_шрифт_20_абзаца"><text:span text:style-name="T5"><draw:frame draw:style-name="fr2" draw:name="7" text:anchor-type="as-char" svg:width="1.312cm" style:rel-width="scale" svg:height="0.621cm" style:rel-height="scale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5">.</text:span></text:span></text:p>
            <text:p text:style-name="P7">Properties:</text:p>
            <text:list xml:id="list4207931175878430806" text:style-name="L1">
              <text:list-item>
                <text:p text:style-name="P8"><text:span text:style-name="Основной_20_шрифт_20_абзаца"><text:span text:style-name="T5">The amplification factors</text:span></text:span><text:span text:style-name="Основной_20_шрифт_20_абзаца"><text:span text:style-name="T7"> </text:span></text:span><text:span text:style-name="Основной_20_шрифт_20_абзаца"><text:span text:style-name="T3">–</text:span></text:span><text:span text:style-name="Основной_20_шрифт_20_абзаца"><text:span text:style-name="T8"> </text:span></text:span><text:span text:style-name="Основной_20_шрифт_20_абзаца"><text:span text:style-name="T5">are the vector of factors </text:span></text:span><draw:frame draw:style-name="fr2" draw:name="8" text:anchor-type="as-char" svg:width="0.58cm" style:rel-width="scale" svg:height="0.621cm" style:rel-height="scale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Основной_20_шрифт_20_абзаца"><text:span text:style-name="T4"> </text:span></text:span><text:span text:style-name="Основной_20_шрифт_20_абзаца"><text:span text:style-name="T5">the input value is multiplied by.</text:span></text:span></text:p>
              </text:list-item>
              <text:list-item>
                <text:p text:style-name="P8"><text:span text:style-name="Основной_20_шрифт_20_абзаца"><text:span text:style-name="T5">Time constants </text:span></text:span><text:span text:style-name="Основной_20_шрифт_20_абзаца"><text:span text:style-name="T3">–</text:span></text:span><text:span text:style-name="Основной_20_шрифт_20_абзаца"><text:span text:style-name="T9"> </text:span></text:span><text:span text:style-name="Основной_20_шрифт_20_абзаца"><text:span text:style-name="T5">are the vector of time constants </text:span></text:span><draw:frame draw:style-name="fr2" draw:name="9" text:anchor-type="as-char" svg:width="0.64cm" style:rel-width="scale" svg:height="0.621cm" style:rel-height="scale" draw:z-index="0"><draw:object xlink:href="./Object 9" xlink:type="simple" xlink:show="embed" xlink:actuate="onLoad"/><draw:image xlink:href="./ObjectReplacements/Object 9" xlink:type="simple" xlink:show="embed" xlink:actuate="onLoad"/></draw:frame><text:span text:style-name="Основной_20_шрифт_20_абзаца"><text:span text:style-name="T5">in seconds.</text:span></text:span></text:p>
              </text:list-item>
              <text:list-item>
                <text:p text:style-name="P8"><text:span text:style-name="Основной_20_шрифт_20_абзаца"><text:span text:style-name="T5">The initial conditions </text:span></text:span><text:span text:style-name="Основной_20_шрифт_20_абзаца"><text:span text:style-name="T3">–</text:span></text:span><text:span text:style-name="Основной_20_шрифт_20_абзаца"><text:span text:style-name="T9"> </text:span></text:span><text:span text:style-name="Основной_20_шрифт_20_абзаца"><text:span text:style-name="T5">are the vector of initial value</text:span></text:span><text:span text:style-name="Основной_20_шрифт_20_абзаца"><text:span text:style-name="T8">s </text:span></text:span><draw:frame draw:style-name="fr2" draw:name="10" text:anchor-type="as-char" svg:width="1.192cm" style:rel-width="scale" svg:height="0.649cm" style:rel-height="scale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Основной_20_шрифт_20_абзаца"><text:span text:style-name="T4"> </text:span></text:span><text:span text:style-name="Основной_20_шрифт_20_абзаца"><text:span text:style-name="T5">for unit output value.</text:span></text:span></text:p>
              </text:list-item>
            </text:list>
            <text:p text:style-name="Text_20_body"><text:span text:style-name="Основной_20_шрифт_20_абзаца"><text:span text:style-name="T12">Note:</text:span></text:span><text:span text:style-name="Основной_20_шрифт_20_абзаца"><text:span text:style-name="T13"> by default the unit </text:span></text:span><text:span text:style-name="Основной_20_шрифт_20_абзаца"><text:span text:style-name="T14">implements</text:span></text:span><text:span text:style-name="Основной_20_шрифт_20_абзаца"><text:span text:style-name="T13"> “the inertia” of the </text:span></text:span><text:span text:style-name="Основной_20_шрифт_20_абзаца"><text:span text:style-name="T12">scalar</text:span></text:span><text:span text:style-name="Основной_20_шрифт_20_абзаца"><text:span text:style-name="T13"> input signal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ерционное звено 1-го порядка</dc:title>
    <meta:creation-date>2012-01-23T10:09:00Z</meta:creation-date>
    <dc:date>2012-04-25T09:45:54.14</dc:date>
    <meta:editing-cycles>80</meta:editing-cycles>
    <meta:editing-duration>PT2H45M31S</meta:editing-duration>
    <meta:document-statistic meta:table-count="1" meta:image-count="2" meta:object-count="10" meta:page-count="1" meta:paragraph-count="18" meta:word-count="184" meta:character-count="1098"/>
    <meta:template xlink:type="simple" xlink:actuate="onRequest" xlink:title="" xlink:href="../../odt_eng/0029.odt/Normal.dotm"/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>T</mi>
              <mi>i</mi>
            </msub>
            <mo stretchy="false">⋅</mo>
            <mrow>
              <msub>
                <mrow>
                  <mi>d</mi>
                  <mi>y</mi>
                </mrow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</mrow>
          <mrow>
            <mi>d</mi>
            <mi>t</mi>
          </mrow>
        </mfrac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 cdot {{d y}_i  (  t  )} over {d t} +y_i  ( t  ) =k_i  cdot u_i  ( t  )</annotation>
  </semantics>
</math>
</file>

<file path=Object 10/content.xml><?xml version="1.0" encoding="utf-8"?>
<math xmlns="http://www.w3.org/1998/Math/MathML">
  <semantics>
    <mrow>
      <msub>
        <mi>y</mi>
        <mi>i</mi>
      </msub>
      <mfenced open="(" close=")">
        <mrow>
          <mn>0</mn>
        </mrow>
      </mfenced>
    </mrow>
    <annotation encoding="StarMath 5.0">y_i left ( 0 right 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row>
          <mi>i</mi>
          <mstyle mathvariant="italic">
            <mrow>
              <mtext> </mtext>
            </mrow>
          </mstyle>
        </mrow>
      </msub>
    </mrow>
    <annotation encoding="StarMath 5.0">k_{i italic " "}</annotation>
  </semantics>
</math>
</file>

<file path=Object 5/content.xml><?xml version="1.0" encoding="utf-8"?>
<math xmlns="http://www.w3.org/1998/Math/MathML">
  <semantics>
    <mrow>
      <msub>
        <mi>y</mi>
        <mi>i</mi>
      </msub>
      <mfenced open="(" close=")">
        <mrow>
          <mi>t</mi>
        </mrow>
      </mfenced>
      <mstyle mathvariant="italic">
        <mrow>
          <mtext> </mtext>
        </mrow>
      </mstyle>
    </mrow>
    <annotation encoding="StarMath 5.0">y_i left ( t right )  italic " "</annotation>
  </semantics>
</math>
</file>

<file path=Object 6/content.xml><?xml version="1.0" encoding="utf-8"?>
<math xmlns="http://www.w3.org/1998/Math/MathML">
  <semantics>
    <mrow>
      <mi>W</mi>
      <mo stretchy="false">(</mo>
      <mi>s</mi>
      <mrow>
        <mo stretchy="false">)</mo>
        <mo stretchy="false">=</mo>
        <mfrac>
          <mi>k</mi>
          <mrow>
            <mrow>
              <mrow>
                <mi>T</mi>
                <mo stretchy="false">⋅</mo>
                <mi>s</mi>
              </mrow>
              <mo stretchy="false">+</mo>
              <mn>1</mn>
            </mrow>
          </mrow>
        </mfrac>
      </mrow>
    </mrow>
    <annotation encoding="StarMath 5.0">W  \( s  \) =k over {T  cdot  s + 1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